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2.95pt"/>
    </style:style>
    <style:style style:name="co3" style:family="table-column">
      <style:table-column-properties fo:break-before="auto" style:column-width="19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lient_&amp;_Company_table</text:p>
          </table:table-cell>
          <table:table-cell table:style-name="ce1" office:value-type="string" calcext:value-type="string">
            <text:p>System_table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_templates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Default" office:value-type="string" calcext:value-type="string">
            <text:p>_templat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audit_tr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domai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modu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modules_ne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privgroup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privgroups_ne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priv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privs_ne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priv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ro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rol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suit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emp_suites_ne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hbac_logi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hbac_mo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hbac_priv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login_histor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online_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polic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privreques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privrequests_ne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privreques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privrequests_wip_ne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bac_priv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bac_priv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bac_profi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bac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bac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ole_priv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ole_priv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o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rol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tbac_logi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tbac_mo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tbac_priv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c_us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_adjust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_adjust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_adjus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_adjus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advanc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debit_memo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debit_memo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debit_memo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debit_memo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invoice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invoice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invoic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invoic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journal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journa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payment_dedu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payment_deduc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payment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payment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pay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payme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p_tax_slab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colle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collections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collections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collec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invoice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invoice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invoic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invoic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journal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journa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transaction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transaction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transa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_transac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bi_business_metric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bi_emp_biz_metric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bi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ca_costcen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ca_costcenters_tem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ca_costcent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ca_internal_ord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ca_internal_ord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c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hn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business_lin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business_lin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stomer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stomer_sit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stomer_sit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stom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stom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tomer_business_lin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tomer_business_lin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tom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cutom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partn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partn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l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assign_compliance_action_pla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assign_compliance_responsibility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clause_output_docu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depart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milest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clause_guid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clause_tes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claus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se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sub_section_guid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sub_section_tes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_sub_se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ula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m_regulato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p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sd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tax_slab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ctrl_functio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b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ms_docu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ms_docume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m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p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p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ed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b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f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lt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t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_auth_group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_auth_group_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_auth_group_us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_authorization_group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_subgroups_contro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_subgroups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_contro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_contro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_risk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s_tem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accou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branch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branch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branch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branch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branch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branch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c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c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c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rojec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rojec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projec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sbu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sbu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sbu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ca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branch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branch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branch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c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c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c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rojec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rojec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projec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sbu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sbu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sbu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grp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c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c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c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rojec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rojec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projec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bu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bu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bu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branch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branch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branch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c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c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c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rojec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rojec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projec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sbu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sbu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sbu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ca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branch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branch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branch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c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c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c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roject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roject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project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sbu_perio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sbu_qt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sbu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subgrp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balance_acc_y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ctax_account_mapping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currency_exrat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currency_exrat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day_close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day_close_activity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geographic_seg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inter_coy_journa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inter_coy_journa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period_close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posting_perio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product_seg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b_acc_yea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attach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single_config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single_config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single_confi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single_config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_type_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transac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week_close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year_close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l_year_close_activity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audit_se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audit_sec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audit_trac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audit_track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audi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audi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grc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b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d_company_privreques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d_company_privreques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d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branch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branch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branch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branch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compan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depart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departme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divis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divis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training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transf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attach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awar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educa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educa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experienc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famil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_famili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employe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glcode_map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job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job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jobs_wip_ol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messag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noticeboar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noticeboard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noticeboard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noticeboard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report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ro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roles_tem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rol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sbu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sbu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step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hr_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cli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clients_branch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contro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data_require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guest_audito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report_distributio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se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team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_test_procedur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s_primary_auditee_manag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audi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mm_action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mm_action_hea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mm_level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mm_level_hea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mm_leve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ontrol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ontrol_area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ontrol_assess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ontrol_fun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ontrol_group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control_grp_mas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c_fdoa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f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ternal_control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_item_ca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_item_g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_item_subca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_item_subg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_item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maintain_compliance_leve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mkt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ml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mp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code_of_conduc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corresponde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emp_survey_answer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emp_survey_question_summar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emp_survey_summar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orientation_exam_recor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promotion_recor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promotion_record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_for_exam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d_for_exam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do_for_exam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e_record_detail_draf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e_record_detail_option_draf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e_record_detail_op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e_record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e_record_draf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e_recor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uestionnaire_detail_op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uestionnaire_detail_op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uestionnaire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uestionnaire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uestionnair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questionnair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transfer_recor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transfer_record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whistle_blowing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ops_whistle_blowing_draf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ca_profitcen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ca_profitcent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c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contributio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contribution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contribution_tem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journa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journals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f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l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activi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activiti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activity_deliverab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activity_deliverabl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activity_group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activity_group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billing_pla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billing_pla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ortfolio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ortfolio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gram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grams_ol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gram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_deliverab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_deliverabl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_mileston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_mileston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s_tem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projec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rasc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rasci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wbs_deliverabl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wbs_deliverabl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wbs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_wbs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s_competenc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s_corp_valu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order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ord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orders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p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pr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supplier_gl_cod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o_suppli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bank_adv_payref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bank_advi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company_ex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company_exp_sum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component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deduction_calculation_metho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deduction_component_formula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deduction_formula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deduction_metho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_sal_brkd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_sal_log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_sal_log_sum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loyee_deductionreques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loyee_deduc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loyee_deduc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loyee_salar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loyee_salari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employee_sale_yea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gradeconf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gradeconf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loans_adv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oh_alloc_ratio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oh_alloc_ratio_cc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batch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batch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batch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mas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mast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payroll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_calculation_metho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_cer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_comp_gl_acc_no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_comp_relatio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_component_formula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_compon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arycomponent_compan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alcomp_glacc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rd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qm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activity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assessment_attachm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biz_proc_risk_assessmen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business_risk_control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business_risk_kri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business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imapct_typ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kri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likelihood_leve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_categor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_control_matrix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_impact_defini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_leve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_own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_sub_categor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m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rp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a_global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b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d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em_business_goa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em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m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od_common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od_matrix_config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od_matrix_contro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od_matrix_ri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op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attachment_typ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auto_numb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countr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database_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databas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document_numb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file_attachment_nam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fiscal_yea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object_typ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osus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production_estimate_cos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spri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task_remaining_hou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task_spent_hou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tas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user_story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user_story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ys_workflow_statu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a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ax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attend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attendance_daily_in_ou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daily_attend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holiday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applica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application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cancel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cancel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journal_reques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journal_reques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journa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journa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leave_type_compan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office_time_compan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project_rate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project_rate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project_rate_mas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project_rate_mast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project_rat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project_rat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daily_summary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daily_summary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daily_summary_mas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daily_summary_mast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monthly_summary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monthly_summary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monthly_summary_mast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monthly_summary_mast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project_assig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timesheet_highoffi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timesheet_leav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timesheet_projec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timesheet_summary_tabl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timesheet_timesheet_taskundertake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m_weeken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eg_reports_subscrib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eg_reports_subscribers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eg_reports_subscribers_detail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eg_reports_subscrib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eg_subscribers_type_defini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v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bank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ash_boo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ash_book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heque_book_leav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heque_book_leav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heque_book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heque_book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ompany_bank_account_complianc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ompany_bank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company_bank_accou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employee_bank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employee_bank_accou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ry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s_day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s_day_sum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childre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fvisi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incom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invs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invst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invst_particula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lifestyl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prop_incom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properti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emp_wealth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retur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calculatio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challan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challan_de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compone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exemption_polic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optio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slab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slabs_ol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tax_summar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t_wealth_flo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upplier_account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upplier_account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upplier_sit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upplier_site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upplie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lc_suppliers_wip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ss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business_proces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business_process_company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business_process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doatyp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message_template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process_chain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workflow_detai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workflow_record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workflow_statu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f_workflow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h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ppf_setting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ww_settings</text:p>
          </table:table-cell>
          <table:table-cell table:number-columns-repeated="1022"/>
        </table:table-row>
        <table:table-row table:style-name="ro2" table:number-rows-repeated="10479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09:51:49.172910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10:10.373561738</meta:creation-date>
    <meta:generator>LibreOffice/6.0.7.3$Linux_X86_64 LibreOffice_project/00m0$Build-3</meta:generator>
    <dc:date>2018-12-23T09:54:57.881102891</dc:date>
    <meta:editing-duration>PT27M30S</meta:editing-duration>
    <meta:editing-cycles>7</meta:editing-cycles>
    <meta:document-statistic meta:table-count="1" meta:cell-count="612" meta:object-count="0"/>
  </office:meta>
</office:document-meta>
</file>